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846" officeooo:paragraph-rsid="000bb846"/>
    </style:style>
    <style:style style:name="P2" style:family="paragraph" style:parent-style-name="Standard" style:list-style-name="L1">
      <style:text-properties officeooo:rsid="000bb846" officeooo:paragraph-rsid="000bb846"/>
    </style:style>
    <style:style style:name="P3" style:family="paragraph" style:parent-style-name="Standard" style:list-style-name="L1">
      <style:text-properties officeooo:paragraph-rsid="000bb846"/>
    </style:style>
    <style:style style:name="P4" style:family="paragraph" style:parent-style-name="Standard" style:list-style-name="L1">
      <style:text-properties officeooo:rsid="000db645" officeooo:paragraph-rsid="000db645"/>
    </style:style>
    <style:style style:name="P5" style:family="paragraph" style:parent-style-name="Standard">
      <style:text-properties officeooo:rsid="000db645" officeooo:paragraph-rsid="000db645"/>
    </style:style>
    <style:style style:name="P6" style:family="paragraph" style:parent-style-name="Standard">
      <style:text-properties officeooo:rsid="000f007b" officeooo:paragraph-rsid="000f007b"/>
    </style:style>
    <style:style style:name="P7" style:family="paragraph" style:parent-style-name="Standard">
      <style:text-properties officeooo:rsid="00103da8" officeooo:paragraph-rsid="0010cc24"/>
    </style:style>
    <style:style style:name="P8" style:family="paragraph" style:parent-style-name="Standard">
      <style:text-properties officeooo:rsid="0010cc24" officeooo:paragraph-rsid="0010cc24"/>
    </style:style>
    <style:style style:name="P9" style:family="paragraph" style:parent-style-name="Standard">
      <style:text-properties officeooo:rsid="001280f2" officeooo:paragraph-rsid="001280f2"/>
    </style:style>
    <style:style style:name="P10" style:family="paragraph" style:parent-style-name="Standard">
      <style:text-properties officeooo:rsid="00129c17" officeooo:paragraph-rsid="00129c17"/>
    </style:style>
    <style:style style:name="T1" style:family="text">
      <style:text-properties officeooo:rsid="000bb846"/>
    </style:style>
    <style:style style:name="T2" style:family="text">
      <style:text-properties officeooo:rsid="000f007b"/>
    </style:style>
    <style:style style:name="T3" style:family="text">
      <style:text-properties officeooo:rsid="00103da8"/>
    </style:style>
    <style:style style:name="T4" style:family="text">
      <style:text-properties officeooo:rsid="0010cc24"/>
    </style:style>
    <style:style style:name="T5" style:family="text">
      <style:text-properties officeooo:rsid="001280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 a serem implementadas:</text:p>
      <text:p text:style-name="P1"/>
      <text:p text:style-name="P1">1. Ao clicar no button “Start”</text:p>
      <text:list xml:id="list3982052697" text:style-name="L1">
        <text:list-item>
          <text:p text:style-name="P3"><text:span text:style-name="T1">remover o display: nome da classe “card”</text:span></text:p>
        </text:list-item>
        <text:list-item>
          <text:p text:style-name="P2">remover <text:s/>o display: nome da classe “fantasma” deixando-o a vista por apenas alguns segundos.</text:p>
        </text:list-item>
        <text:list-item>
          <text:p text:style-name="P4">Embaralhar e distribuir os “cards” espalhando-as dentro da div “containerpeças”</text:p>
        </text:list-item>
        <text:list-item>
          <text:p text:style-name="P4">iniciar o cronômetro</text:p>
        </text:list-item>
      </text:list>
      <text:p text:style-name="P5">2. <text:span text:style-name="T2">Porque a função “dragStar” que adiciona a classe “highlight” não está funcionando? (o cursor não é alterado)</text:span></text:p>
      <text:p text:style-name="P7"><text:span text:style-name="T4">3</text:span>. Se o “card” for colocado em uma posição qualquer dentro da div “drop<text:span text:style-name="T4">zone” deverá permanecer com a class “is-dragging” com opacidade: 0.3. Essa classe só deverá ser removida quando o “card” for posicionado no espaço adequado.</text:span></text:p>
      <text:p text:style-name="P6"><text:span text:style-name="T4">4</text:span>. adicionar ao evento “drop” uma função que impeça que o elemento “card” <text:span text:style-name="T3">deixe de ser dragável quando for colocado no lugar correto, isto é, não seja mais possível removê-lo dali para outro lugar.</text:span></text:p>
      <text:p text:style-name="P8">5. Quando o último “card” for colocado no lugar correto fazer surgir a imagem “match” e depois a imagem “gameover”. O cronômetro deve ser travado.</text:p>
      <text:p text:style-name="P8">6. Criar uma lista de ranking que deverá surgir ao clicar no button “Ranking”, Ali deverá ser acrescentada à lista o nome do jogador com seu tempo de jogo <text:span text:style-name="T5">marcado caso esteja entre os 10 melhores tempos.</text:span></text:p>
      <text:p text:style-name="P9">7. Toda e qualquer marcação de tempo deverá receber 3 pontos, que deverão ser registrados à pontuação geral do jogador. Caso a marcação de tempo esteja entre o 4º e 10º lugar terá sua pontuação acrescida de 1 ponto. Caso alcance o 3º lugar deverá ter sua pontuação acrescida de 2 pontos. E caso alcance o 2º lugar, dobrada. O primeiro lugar, será triplicada. (Mas para que isso ocorra será necessário que todos os 10 lugares do ranking estejam preenchidos com um jogador)</text:p>
      <text:p text:style-name="P10">8. Porque o tamanho do “card” diminui quando se clica neles para arrastar? Isso não acontece com todos, mas com alguns, por exemplo: “Lembra-te”, “Eclesiastes”, “contentamento”, “cheguem” “venham” “mocidade”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9:36:15.979000000</meta:creation-date>
    <dc:date>2020-10-13T22:45:28.396000000</dc:date>
    <meta:editing-duration>PT5M</meta:editing-duration>
    <meta:editing-cycles>1</meta:editing-cycles>
    <meta:document-statistic meta:table-count="0" meta:image-count="0" meta:object-count="0" meta:page-count="1" meta:paragraph-count="13" meta:word-count="311" meta:character-count="1857" meta:non-whitespace-character-count="1562"/>
    <meta:generator>LibreOffice/6.1.6.3$Windows_X86_64 LibreOffice_project/5896ab1714085361c45cf540f76f60673dd96a72</meta:generator>
  </office:meta>
</office:document-meta>
</file>